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Eisenhower Cadets</text:p>
          </table:table-cell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office:value-type="string" table:style-name="ce3">
            <text:p>quarter</text:p>
          </table:table-cell>
          <table:table-cell office:value-type="string" table:style-name="ce4">
            <text:p>minutesRemaining</text:p>
          </table:table-cell>
          <table:table-cell office:value-type="string" table:style-name="ce4">
            <text:p>secondsRemaining</text:p>
          </table:table-cell>
          <table:table-cell office:value-type="string" table:style-name="ce3">
            <text:p>score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opponentScore</text:p>
          </table:table-cell>
          <table:table-cell office:value-type="string" table:style-name="ce3">
            <text:p>opponentName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yrick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5</text:p>
          </table:table-cell>
          <table:table-cell office:value-type="string" table:style-name="ce2">
            <text:p>4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McDonal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4</text:p>
          </table:table-cell>
          <table:table-cell office:value-type="string" table:style-name="ce2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McDonald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Stewert, J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3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Stewart, J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9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Wyrick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9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Stewart, 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Stewart, 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4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7</text:p>
          </table:table-cell>
          <table:table-cell office:value-type="string" table:style-name="ce2">
            <text:p>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7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Stub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7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Stub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8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string" table:style-name="ce1">
            <text:p>Stuber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8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string" table:style-name="ce1">
            <text:p>Stewart, J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Stewart, 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3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string" table:style-name="ce1">
            <text:p>Stewart, M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5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Phillips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44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string" table:style-name="ce1">
            <text:p>Phillips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4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one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1</text:p>
          </table:table-cell>
          <table:table-cell office:value-type="string" table:style-name="ce2">
            <text:p>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5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Wyrick</text:p>
          </table:table-cell>
          <table:table-cell table:number-columns-repeated="16377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2">
            <text:p>0</text:p>
          </table:table-cell>
          <table:table-cell office:value-type="string" table:style-name="ce2">
            <text:p>2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7</text:p>
          </table:table-cell>
          <table:table-cell office:value-type="string" table:style-name="ce2">
            <text:p>3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string" table:style-name="ce1">
            <text:p>Wyrick</text:p>
          </table:table-cell>
          <table:table-cell table:number-columns-repeated="16377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9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5</text:p>
          </table:table-cell>
          <table:table-cell office:value-type="string" table:style-name="ce2">
            <text:p>19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bertson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4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3</text:p>
          </table:table-cell>
          <table:table-cell office:value-type="string" table:style-name="ce2">
            <text:p>2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5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1</text:p>
          </table:table-cell>
          <table:table-cell office:value-type="string" table:style-name="ce2">
            <text:p>1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2">
            <text:p>0</text:p>
          </table:table-cell>
          <table:table-cell office:value-type="string" table:style-name="ce2">
            <text:p>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7</text:p>
          </table:table-cell>
          <table:table-cell office:value-type="string" table:style-name="ce2">
            <text:p>2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5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pohr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32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chulz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6</text:p>
          </table:table-cell>
          <table:table-cell office:value-type="string" table:style-name="ce2">
            <text:p>2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56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21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11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Cahill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3</text:p>
          </table:table-cell>
          <table:table-cell office:value-type="string" table:style-name="ce2">
            <text:p>33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Ash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2</text:p>
          </table:table-cell>
          <table:table-cell office:value-type="string" table:style-name="ce2">
            <text:p>12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5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lema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3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4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1</text:p>
          </table:table-cell>
          <table:table-cell office:value-type="string" table:style-name="ce2">
            <text:p>2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Buck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4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string" table:style-name="ce1">
            <text:p>Salausa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1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51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Reed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2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3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iefken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9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string" table:style-name="ce1">
            <text:p>Tobius</text:p>
          </table:table-cell>
          <table:table-cell table:number-columns-repeated="16377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9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string" table:style-name="ce1">
            <text:p>Tobius</text:p>
          </table:table-cell>
          <table:table-cell table:number-columns-repeated="16377"/>
        </table:table-row>
        <table:table-row table:number-rows-repeated="1048497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test</dc:creator>
    <meta:creation-date>2009-04-16T11:32:48Z</meta:creation-date>
    <dc:date>2017-11-24T17:24:59Z</dc:date>
    <meta:editing-cycles>10</meta:editing-cycles>
    <meta:editing-duration>PT1659S</meta:editing-duration>
    <meta:user-defined meta:name="Info 1"/>
    <meta:user-defined meta:name="Info 2"/>
    <meta:user-defined meta:name="Info 3"/>
    <meta:user-defined meta:name="Info 4"/>
  </office:meta>
</office:document-meta>
</file>